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28cm"/>
    </style:style>
    <style:style style:name="co8" style:family="table-column">
      <style:table-column-properties fo:break-before="auto" style:column-width="2.589cm"/>
    </style:style>
    <style:style style:name="co9" style:family="table-column">
      <style:table-column-properties fo:break-before="auto" style:column-width="4.117cm"/>
    </style:style>
    <style:style style:name="co10" style:family="table-column">
      <style:table-column-properties fo:break-before="auto" style:column-width="4.03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12"/>
        <table:table-row table:style-name="ro1">
          <table:table-cell table:style-name="ce1" office:value-type="string" calcext:value-type="string" table:number-columns-spanned="3" table:number-rows-spanned="1">
            <text:p>Parámetros de la cámara </text:p>
          </table:table-cell>
          <table:covered-table-cell table:number-columns-repeated="2" table:style-name="ce6"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Altura cámara (mm)</text:p>
          </table:table-cell>
          <table:table-cell table:style-name="ce7" office:value-type="string" calcext:value-type="string">
            <text:p>Rotación cámara (º)</text:p>
          </table:table-cell>
          <table:table-cell table:style-name="ce7" office:value-type="string" calcext:value-type="string">
            <text:p>Rotación cámara (rad)</text:p>
          </table:table-cell>
          <table:table-cell table:style-name="Default"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table:formula="of:=RADIANS([.B3])" office:value-type="float" office:value="1.08210413623648" calcext:value-type="float">
            <text:p>1,08210413623648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9" table:number-columns-repeated="7"/>
          <table:table-cell table:style-name="Default"/>
        </table:table-row>
        <table:table-row table:style-name="ro1">
          <table:table-cell table:style-name="ce4"/>
          <table:table-cell table:style-name="ce1" office:value-type="string" calcext:value-type="string" table:number-columns-spanned="4" table:number-rows-spanned="1">
            <text:p>Coordenadas reales (mm)</text:p>
          </table:table-cell>
          <table:covered-table-cell table:number-columns-repeated="2"/>
          <table:covered-table-cell table:style-name="Default"/>
          <table:table-cell table:style-name="ce13" office:value-type="string" calcext:value-type="string" table:number-columns-spanned="5" table:number-rows-spanned="1">
            <text:p>Coordenadas obtenidas (mm)</text:p>
          </table:table-cell>
          <table:covered-table-cell table:number-columns-repeated="2"/>
          <table:covered-table-cell table:number-columns-repeated="2" table:style-name="Default"/>
        </table:table-row>
        <table:table-row table:style-name="ro1">
          <table:table-cell table:style-name="ce5" office:value-type="string" calcext:value-type="string">
            <text:p>POSICIÓN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real (mm)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obtenida (mm)</text:p>
          </table:table-cell>
          <table:table-cell table:style-name="ce11" office:value-type="string" calcext:value-type="string">
            <text:p>Distancia teórica (mm)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SQRT(([.B7]*[.B7])+([.C7]*[.C7])+([.D7]*[.D7]))" office:value-type="float" office:value="254.609504928626" calcext:value-type="float">
            <text:p>254,61</text:p>
          </table:table-cell>
          <table:table-cell office:value-type="float" office:value="230.65" calcext:value-type="float">
            <text:p>230,65</text:p>
          </table:table-cell>
          <table:table-cell office:value-type="float" office:value="24.02" calcext:value-type="float">
            <text:p>24,02</text:p>
          </table:table-cell>
          <table:table-cell office:value-type="float" office:value="151" calcext:value-type="float">
            <text:p>151</text:p>
          </table:table-cell>
          <table:table-cell office:value-type="float" office:value="380.76" calcext:value-type="float">
            <text:p>380,76</text:p>
          </table:table-cell>
          <table:table-cell table:formula="of:=SQRT(([.F7]*[.F7])+([.G7]*[.G7])+([.H7]*[.H7]))" office:value-type="float" office:value="276.72618759344" calcext:value-type="float">
            <text:p>276,7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SQRT(([.B8]*[.B8])+([.C8]*[.C8])+([.D8]*[.D8]))" office:value-type="float" office:value="344.820243025261" calcext:value-type="float">
            <text:p>344,82</text:p>
          </table:table-cell>
          <table:table-cell office:value-type="float" office:value="246.55" calcext:value-type="float">
            <text:p>246,55</text:p>
          </table:table-cell>
          <table:table-cell office:value-type="float" office:value="-31.89" calcext:value-type="float">
            <text:p>-31,89</text:p>
          </table:table-cell>
          <table:table-cell office:value-type="float" office:value="151" calcext:value-type="float">
            <text:p>151</text:p>
          </table:table-cell>
          <table:table-cell office:value-type="float" office:value="391.16" calcext:value-type="float">
            <text:p>391,16</text:p>
          </table:table-cell>
          <table:table-cell table:formula="of:=SQRT(([.F8]*[.F8])+([.G8]*[.G8])+([.H8]*[.H8]))" office:value-type="float" office:value="290.869170934288" calcext:value-type="float">
            <text:p>290,8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table:formula="of:=SQRT(([.B9]*[.B9])+([.C9]*[.C9])+([.D9]*[.D9]))" office:value-type="float" office:value="289.829260082553" calcext:value-type="float">
            <text:p>289,83</text:p>
          </table:table-cell>
          <table:table-cell office:value-type="float" office:value="159.08" calcext:value-type="float">
            <text:p>159,08</text:p>
          </table:table-cell>
          <table:table-cell office:value-type="float" office:value="-1.53" calcext:value-type="float">
            <text:p>-1,53</text:p>
          </table:table-cell>
          <table:table-cell office:value-type="float" office:value="151" calcext:value-type="float">
            <text:p>151</text:p>
          </table:table-cell>
          <table:table-cell office:value-type="float" office:value="341.34" calcext:value-type="float">
            <text:p>341,34</text:p>
          </table:table-cell>
          <table:table-cell table:formula="of:=SQRT(([.F9]*[.F9])+([.G9]*[.G9])+([.H9]*[.H9]))" office:value-type="float" office:value="219.339433983039" calcext:value-type="float">
            <text:p>219,3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20" calcext:value-type="float">
            <text:p>320</text:p>
          </table:table-cell>
          <table:table-cell office:value-type="float" office:value="-100" calcext:value-type="float">
            <text:p>-100</text:p>
          </table:table-cell>
          <table:table-cell office:value-type="float" office:value="151" calcext:value-type="float">
            <text:p>151</text:p>
          </table:table-cell>
          <table:table-cell table:formula="of:=SQRT(([.B10]*[.B10])+([.C10]*[.C10])+([.D10]*[.D10]))" office:value-type="float" office:value="367.696886035223" calcext:value-type="float">
            <text:p>367,70</text:p>
          </table:table-cell>
          <table:table-cell office:value-type="float" office:value="656.78" calcext:value-type="float">
            <text:p>656,78</text:p>
          </table:table-cell>
          <table:table-cell office:value-type="float" office:value="-68.97" calcext:value-type="float">
            <text:p>-68,97</text:p>
          </table:table-cell>
          <table:table-cell office:value-type="float" office:value="151" calcext:value-type="float">
            <text:p>151</text:p>
          </table:table-cell>
          <table:table-cell office:value-type="float" office:value="726.17" calcext:value-type="float">
            <text:p>726,17</text:p>
          </table:table-cell>
          <table:table-cell table:formula="of:=SQRT(([.F10]*[.F10])+([.G10]*[.G10])+([.H10]*[.H10]))" office:value-type="float" office:value="677.43474172794" calcext:value-type="float">
            <text:p>677,43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formula="of:=SQRT(([.B11]*[.B11])+([.C11]*[.C11])+([.D11]*[.D11]))" office:value-type="float" office:value="248.849352018445" calcext:value-type="float">
            <text:p>248,85</text:p>
          </table:table-cell>
          <table:table-cell office:value-type="float" office:value="191.92" calcext:value-type="float">
            <text:p>191,92</text:p>
          </table:table-cell>
          <table:table-cell office:value-type="float" office:value="22.07" calcext:value-type="float">
            <text:p>22,07</text:p>
          </table:table-cell>
          <table:table-cell office:value-type="float" office:value="151" calcext:value-type="float">
            <text:p>151</text:p>
          </table:table-cell>
          <table:table-cell office:value-type="float" office:value="358.5" calcext:value-type="float">
            <text:p>358,5</text:p>
          </table:table-cell>
          <table:table-cell table:formula="of:=SQRT(([.F11]*[.F11])+([.G11]*[.G11])+([.H11]*[.H11]))" office:value-type="float" office:value="245.196597243926" calcext:value-type="float">
            <text:p>245,20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SQRT(([.B12]*[.B12])+([.C12]*[.C12])+([.D12]*[.D12]))" office:value-type="float" office:value="309.355782231398" calcext:value-type="float">
            <text:p>309,36</text:p>
          </table:table-cell>
          <table:table-cell office:value-type="float" office:value="294.88" calcext:value-type="float">
            <text:p>294,88</text:p>
          </table:table-cell>
          <table:table-cell office:value-type="float" office:value="-27.12" calcext:value-type="float">
            <text:p>-27,12</text:p>
          </table:table-cell>
          <table:table-cell office:value-type="float" office:value="151" calcext:value-type="float">
            <text:p>151</text:p>
          </table:table-cell>
          <table:table-cell office:value-type="float" office:value="422.96" calcext:value-type="float">
            <text:p>422,96</text:p>
          </table:table-cell>
          <table:table-cell table:formula="of:=SQRT(([.F12]*[.F12])+([.G12]*[.G12])+([.H12]*[.H12]))" office:value-type="float" office:value="332.401427193085" calcext:value-type="float">
            <text:p>332,40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300" calcext:value-type="float">
            <text:p>300</text:p>
          </table:table-cell>
          <table:table-cell office:value-type="float" office:value="-65" calcext:value-type="float">
            <text:p>-65</text:p>
          </table:table-cell>
          <table:table-cell office:value-type="float" office:value="151" calcext:value-type="float">
            <text:p>151</text:p>
          </table:table-cell>
          <table:table-cell table:formula="of:=SQRT(([.B13]*[.B13])+([.C13]*[.C13])+([.D13]*[.D13]))" office:value-type="float" office:value="342.090631266043" calcext:value-type="float">
            <text:p>342,09</text:p>
          </table:table-cell>
          <table:table-cell office:value-type="float" office:value="562.15" calcext:value-type="float">
            <text:p>562,15</text:p>
          </table:table-cell>
          <table:table-cell office:value-type="float" office:value="-49.46" calcext:value-type="float">
            <text:p>-49,46</text:p>
          </table:table-cell>
          <table:table-cell office:value-type="float" office:value="151" calcext:value-type="float">
            <text:p>151</text:p>
          </table:table-cell>
          <table:table-cell office:value-type="float" office:value="640.05" calcext:value-type="float">
            <text:p>640,05</text:p>
          </table:table-cell>
          <table:table-cell table:formula="of:=SQRT(([.F13]*[.F13])+([.G13]*[.G13])+([.H13]*[.H13]))" office:value-type="float" office:value="584.174557902002" calcext:value-type="float">
            <text:p>584,17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formula="of:=SQRT(([.B14]*[.B14])+([.C14]*[.C14])+([.D14]*[.D14]))" office:value-type="float" office:value="223.273375036075" calcext:value-type="float">
            <text:p>223,27</text:p>
          </table:table-cell>
          <table:table-cell office:value-type="float" office:value="176.35" calcext:value-type="float">
            <text:p>176,35</text:p>
          </table:table-cell>
          <table:table-cell office:value-type="float" office:value="39.39" calcext:value-type="float">
            <text:p>39,39</text:p>
          </table:table-cell>
          <table:table-cell office:value-type="float" office:value="151" calcext:value-type="float">
            <text:p>151</text:p>
          </table:table-cell>
          <table:table-cell office:value-type="float" office:value="351.93" calcext:value-type="float">
            <text:p>351,93</text:p>
          </table:table-cell>
          <table:table-cell table:formula="of:=SQRT(([.F14]*[.F14])+([.G14]*[.G14])+([.H14]*[.H14]))" office:value-type="float" office:value="235.482259629043" calcext:value-type="float">
            <text:p>235,48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220" calcext:value-type="float">
            <text:p>220</text:p>
          </table:table-cell>
          <table:table-cell office:value-type="float" office:value="-40" calcext:value-type="float">
            <text:p>-40</text:p>
          </table:table-cell>
          <table:table-cell office:value-type="float" office:value="151" calcext:value-type="float">
            <text:p>151</text:p>
          </table:table-cell>
          <table:table-cell table:formula="of:=SQRT(([.B15]*[.B15])+([.C15]*[.C15])+([.D15]*[.D15]))" office:value-type="float" office:value="269.816604381569" calcext:value-type="float">
            <text:p>269,82</text:p>
          </table:table-cell>
          <table:table-cell office:value-type="float" office:value="510.22" calcext:value-type="float">
            <text:p>510,22</text:p>
          </table:table-cell>
          <table:table-cell office:value-type="float" office:value="16.91" calcext:value-type="float">
            <text:p>16,91</text:p>
          </table:table-cell>
          <table:table-cell office:value-type="float" office:value="151" calcext:value-type="float">
            <text:p>151</text:p>
          </table:table-cell>
          <table:table-cell office:value-type="float" office:value="593.14" calcext:value-type="float">
            <text:p>593,14</text:p>
          </table:table-cell>
          <table:table-cell table:formula="of:=SQRT(([.F15]*[.F15])+([.G15]*[.G15])+([.H15]*[.H15]))" office:value-type="float" office:value="532.363969949132" calcext:value-type="float">
            <text:p>532,36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151" calcext:value-type="float">
            <text:p>151</text:p>
          </table:table-cell>
          <table:table-cell table:formula="of:=SQRT(([.B16]*[.B16])+([.C16]*[.C16])+([.D16]*[.D16]))" office:value-type="float" office:value="429.610288517396" calcext:value-type="float">
            <text:p>429,61</text:p>
          </table:table-cell>
          <table:table-cell office:value-type="float" office:value="248.04" calcext:value-type="float">
            <text:p>248,04</text:p>
          </table:table-cell>
          <table:table-cell office:value-type="float" office:value="-57.99" calcext:value-type="float">
            <text:p>-57,99</text:p>
          </table:table-cell>
          <table:table-cell office:value-type="float" office:value="151" calcext:value-type="float">
            <text:p>151</text:p>
          </table:table-cell>
          <table:table-cell office:value-type="float" office:value="395.09" calcext:value-type="float">
            <text:p>395,09</text:p>
          </table:table-cell>
          <table:table-cell table:formula="of:=SQRT(([.F16]*[.F16])+([.G16]*[.G16])+([.H16]*[.H16]))" office:value-type="float" office:value="296.121059197079" calcext:value-type="float">
            <text:p>296,12</text:p>
          </table:table-cell>
        </table:table-row>
        <table:table-row table:style-name="ro1" table:number-rows-repeated="4">
          <table:table-cell table:style-name="Default" table:number-columns-repeated="10"/>
        </table:table-row>
        <table:table-row table:style-name="ro1">
          <table:table-cell table:style-name="ce4"/>
          <table:table-cell table:style-name="ce1" office:value-type="string" calcext:value-type="string" table:number-columns-spanned="4" table:number-rows-spanned="1">
            <text:p>Coordenadas reales (mm)</text:p>
          </table:table-cell>
          <table:covered-table-cell table:number-columns-repeated="2"/>
          <table:covered-table-cell table:style-name="Default"/>
          <table:table-cell table:style-name="ce13" office:value-type="string" calcext:value-type="string" table:number-columns-spanned="5" table:number-rows-spanned="1">
            <text:p>Coordenadas obtenidas (mm)</text:p>
          </table:table-cell>
          <table:covered-table-cell table:number-columns-repeated="2"/>
          <table:covered-table-cell table:number-columns-repeated="2" table:style-name="Default"/>
        </table:table-row>
        <table:table-row table:style-name="ro1">
          <table:table-cell table:style-name="ce5" office:value-type="string" calcext:value-type="string">
            <text:p>POSICIÓN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real (mm)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obtenida (mm)</text:p>
          </table:table-cell>
          <table:table-cell table:style-name="ce11" office:value-type="string" calcext:value-type="string">
            <text:p>Distancia teórica (mm)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SQRT(([.B23]*[.B23])+([.C23]*[.C23])+([.D23]*[.D23]))" office:value-type="float" office:value="251.097590589794" calcext:value-type="float">
            <text:p>251,10</text:p>
          </table:table-cell>
          <table:table-cell office:value-type="float" office:value="310.47" calcext:value-type="float">
            <text:p>310,47</text:p>
          </table:table-cell>
          <table:table-cell office:value-type="float" office:value="22.36" calcext:value-type="float">
            <text:p>22,36</text:p>
          </table:table-cell>
          <table:table-cell office:value-type="float" office:value="145" calcext:value-type="float">
            <text:p>145</text:p>
          </table:table-cell>
          <table:table-cell office:value-type="float" office:value="343.39" calcext:value-type="float">
            <text:p>343,39</text:p>
          </table:table-cell>
          <table:table-cell table:formula="of:=SQRT(([.F23]*[.F23])+([.G23]*[.G23])+([.H23]*[.H23]))" office:value-type="float" office:value="343.38985206322" calcext:value-type="float">
            <text:p>343,3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60" calcext:value-type="float">
            <text:p>160</text:p>
          </table:table-cell>
          <table:table-cell office:value-type="float" office:value="-45" calcext:value-type="float">
            <text:p>-45</text:p>
          </table:table-cell>
          <table:table-cell office:value-type="float" office:value="145" calcext:value-type="float">
            <text:p>145</text:p>
          </table:table-cell>
          <table:table-cell table:formula="of:=SQRT(([.B24]*[.B24])+([.C24]*[.C24])+([.D24]*[.D24]))" office:value-type="float" office:value="220.567450001128" calcext:value-type="float">
            <text:p>220,57</text:p>
          </table:table-cell>
          <table:table-cell office:value-type="float" office:value="198.2" calcext:value-type="float">
            <text:p>198,2</text:p>
          </table:table-cell>
          <table:table-cell office:value-type="float" office:value="40.82" calcext:value-type="float">
            <text:p>40,82</text:p>
          </table:table-cell>
          <table:table-cell office:value-type="float" office:value="145" calcext:value-type="float">
            <text:p>145</text:p>
          </table:table-cell>
          <table:table-cell office:value-type="float" office:value="248.95" calcext:value-type="float">
            <text:p>248,95</text:p>
          </table:table-cell>
          <table:table-cell table:formula="of:=SQRT(([.F24]*[.F24])+([.G24]*[.G24])+([.H24]*[.H24]))" office:value-type="float" office:value="248.94680636634" calcext:value-type="float">
            <text:p>248,9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30" calcext:value-type="float">
            <text:p>230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table:formula="of:=SQRT(([.B25]*[.B25])+([.C25]*[.C25])+([.D25]*[.D25]))" office:value-type="float" office:value="277.398630133604" calcext:value-type="float">
            <text:p>277,40</text:p>
          </table:table-cell>
          <table:table-cell office:value-type="float" office:value="546.64" calcext:value-type="float">
            <text:p>546,64</text:p>
          </table:table-cell>
          <table:table-cell office:value-type="float" office:value="11.68" calcext:value-type="float">
            <text:p>11,68</text:p>
          </table:table-cell>
          <table:table-cell office:value-type="float" office:value="145" calcext:value-type="float">
            <text:p>145</text:p>
          </table:table-cell>
          <table:table-cell office:value-type="float" office:value="565.64" calcext:value-type="float">
            <text:p>565,64</text:p>
          </table:table-cell>
          <table:table-cell table:formula="of:=SQRT(([.F25]*[.F25])+([.G25]*[.G25])+([.H25]*[.H25]))" office:value-type="float" office:value="565.664840696326" calcext:value-type="float">
            <text:p>565,66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SQRT(([.B26]*[.B26])+([.C26]*[.C26])+([.D26]*[.D26]))" office:value-type="float" office:value="271.89152248645" calcext:value-type="float">
            <text:p>271,89</text:p>
          </table:table-cell>
          <table:table-cell office:value-type="float" office:value="283.5" calcext:value-type="float">
            <text:p>283,5</text:p>
          </table:table-cell>
          <table:table-cell office:value-type="float" office:value="2.51" calcext:value-type="float">
            <text:p>2,51</text:p>
          </table:table-cell>
          <table:table-cell office:value-type="float" office:value="145" calcext:value-type="float">
            <text:p>145</text:p>
          </table:table-cell>
          <table:table-cell office:value-type="float" office:value="318.44" calcext:value-type="float">
            <text:p>318,44</text:p>
          </table:table-cell>
          <table:table-cell table:formula="of:=SQRT(([.F26]*[.F26])+([.G26]*[.G26])+([.H26]*[.H26]))" office:value-type="float" office:value="318.439240829393" calcext:value-type="float">
            <text:p>318,4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table:formula="of:=SQRT(([.B27]*[.B27])+([.C27]*[.C27])+([.D27]*[.D27]))" office:value-type="float" office:value="385.259652701915" calcext:value-type="float">
            <text:p>385,26</text:p>
          </table:table-cell>
          <table:table-cell office:value-type="float" office:value="734.41" calcext:value-type="float">
            <text:p>734,41</text:p>
          </table:table-cell>
          <table:table-cell office:value-type="float" office:value="-99.93" calcext:value-type="float">
            <text:p>-99,93</text:p>
          </table:table-cell>
          <table:table-cell office:value-type="float" office:value="145" calcext:value-type="float">
            <text:p>145</text:p>
          </table:table-cell>
          <table:table-cell office:value-type="float" office:value="755.23" calcext:value-type="float">
            <text:p>755,23</text:p>
          </table:table-cell>
          <table:table-cell table:formula="of:=SQRT(([.F27]*[.F27])+([.G27]*[.G27])+([.H27]*[.H27]))" office:value-type="float" office:value="755.227815298139" calcext:value-type="float">
            <text:p>755,23</text:p>
          </table:table-cell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Parámetros de la cámara </text:p>
          </table:table-cell>
          <table:covered-table-cell table:number-columns-repeated="2" table:style-name="ce6"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Altura cámara (mm)</text:p>
          </table:table-cell>
          <table:table-cell table:style-name="ce7" office:value-type="string" calcext:value-type="string">
            <text:p>Rotación cámara (º)</text:p>
          </table:table-cell>
          <table:table-cell table:style-name="ce7" office:value-type="string" calcext:value-type="string">
            <text:p>Rotación cámara (rad)</text:p>
          </table:table-cell>
          <table:table-cell table:style-name="Default"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formula="of:=RADIANS([.B32])" office:value-type="float" office:value="1.02974425867665" calcext:value-type="float">
            <text:p>1,02974425867665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4"/>
          <table:table-cell table:style-name="ce1" office:value-type="string" calcext:value-type="string" table:number-columns-spanned="4" table:number-rows-spanned="1">
            <text:p>Coordenadas reales (mm)</text:p>
          </table:table-cell>
          <table:covered-table-cell table:number-columns-repeated="2"/>
          <table:covered-table-cell table:style-name="Default"/>
          <table:table-cell table:style-name="ce13" office:value-type="string" calcext:value-type="string" table:number-columns-spanned="5" table:number-rows-spanned="1">
            <text:p>Coordenadas obtenidas (mm)</text:p>
          </table:table-cell>
          <table:covered-table-cell table:number-columns-repeated="2"/>
          <table:covered-table-cell table:number-columns-repeated="2" table:style-name="Default"/>
        </table:table-row>
        <table:table-row table:style-name="ro1">
          <table:table-cell table:style-name="ce5" office:value-type="string" calcext:value-type="string">
            <text:p>POSICIÓN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real (mm)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obtenida (mm)</text:p>
          </table:table-cell>
          <table:table-cell table:style-name="ce11" office:value-type="string" calcext:value-type="string">
            <text:p>Distancia teórica (mm)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80" calcext:value-type="float">
            <text:p>280</text:p>
          </table:table-cell>
          <table:table-cell office:value-type="float" office:value="-25" calcext:value-type="float">
            <text:p>-25</text:p>
          </table:table-cell>
          <table:table-cell office:value-type="float" office:value="145" calcext:value-type="float">
            <text:p>145</text:p>
          </table:table-cell>
          <table:table-cell table:formula="of:=SQRT(([.B37]*[.B37])+([.C37]*[.C37])+([.D37]*[.D37]))" office:value-type="float" office:value="316.306813078694" calcext:value-type="float">
            <text:p>316,31</text:p>
          </table:table-cell>
          <table:table-cell office:value-type="float" office:value="273.24" calcext:value-type="float">
            <text:p>273,24</text:p>
          </table:table-cell>
          <table:table-cell office:value-type="float" office:value="-24.65" calcext:value-type="float">
            <text:p>-24,65</text:p>
          </table:table-cell>
          <table:table-cell office:value-type="float" office:value="145" calcext:value-type="float">
            <text:p>145</text:p>
          </table:table-cell>
          <table:table-cell office:value-type="float" office:value="310.31" calcext:value-type="float">
            <text:p>310,31</text:p>
          </table:table-cell>
          <table:table-cell table:formula="of:=SQRT(([.F37]*[.F37])+([.G37]*[.G37])+([.H37]*[.H37]))" office:value-type="float" office:value="310.310683187028" calcext:value-type="float">
            <text:p>310,3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SQRT(([.B38]*[.B38])+([.C38]*[.C38])+([.D38]*[.D38]))" office:value-type="float" office:value="247.032386540713" calcext:value-type="float">
            <text:p>247,03</text:p>
          </table:table-cell>
          <table:table-cell office:value-type="float" office:value="342.97" calcext:value-type="float">
            <text:p>342,97</text:p>
          </table:table-cell>
          <table:table-cell office:value-type="float" office:value="20.24" calcext:value-type="float">
            <text:p>20,24</text:p>
          </table:table-cell>
          <table:table-cell office:value-type="float" office:value="145" calcext:value-type="float">
            <text:p>145</text:p>
          </table:table-cell>
          <table:table-cell office:value-type="float" office:value="372.91" calcext:value-type="float">
            <text:p>372,91</text:p>
          </table:table-cell>
          <table:table-cell table:formula="of:=SQRT(([.F38]*[.F38])+([.G38]*[.G38])+([.H38]*[.H38]))" office:value-type="float" office:value="372.911622908163" calcext:value-type="float">
            <text:p>372,9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85" calcext:value-type="float">
            <text:p>185</text:p>
          </table:table-cell>
          <table:table-cell office:value-type="float" office:value="-75" calcext:value-type="float">
            <text:p>-75</text:p>
          </table:table-cell>
          <table:table-cell office:value-type="float" office:value="145" calcext:value-type="float">
            <text:p>145</text:p>
          </table:table-cell>
          <table:table-cell table:formula="of:=SQRT(([.B39]*[.B39])+([.C39]*[.C39])+([.D39]*[.D39]))" office:value-type="float" office:value="246.728595829507" calcext:value-type="float">
            <text:p>246,73</text:p>
          </table:table-cell>
          <table:table-cell office:value-type="float" office:value="166.39" calcext:value-type="float">
            <text:p>166,39</text:p>
          </table:table-cell>
          <table:table-cell office:value-type="float" office:value="20.1" calcext:value-type="float">
            <text:p>20,1</text:p>
          </table:table-cell>
          <table:table-cell office:value-type="float" office:value="145" calcext:value-type="float">
            <text:p>145</text:p>
          </table:table-cell>
          <table:table-cell office:value-type="float" office:value="221.62" calcext:value-type="float">
            <text:p>221,62</text:p>
          </table:table-cell>
          <table:table-cell table:formula="of:=SQRT(([.F39]*[.F39])+([.G39]*[.G39])+([.H39]*[.H39]))" office:value-type="float" office:value="221.618235034936" calcext:value-type="float">
            <text:p>221,62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60" calcext:value-type="float">
            <text:p>360</text:p>
          </table:table-cell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table:formula="of:=SQRT(([.B40]*[.B40])+([.C40]*[.C40])+([.D40]*[.D40]))" office:value-type="float" office:value="397.303410506379" calcext:value-type="float">
            <text:p>397,30</text:p>
          </table:table-cell>
          <table:table-cell office:value-type="float" office:value="634.66" calcext:value-type="float">
            <text:p>634,66</text:p>
          </table:table-cell>
          <table:table-cell office:value-type="float" office:value="-87.32" calcext:value-type="float">
            <text:p>-87,32</text:p>
          </table:table-cell>
          <table:table-cell office:value-type="float" office:value="145" calcext:value-type="float">
            <text:p>145</text:p>
          </table:table-cell>
          <table:table-cell office:value-type="float" office:value="656.84" calcext:value-type="float">
            <text:p>656,84</text:p>
          </table:table-cell>
          <table:table-cell table:formula="of:=SQRT(([.F40]*[.F40])+([.G40]*[.G40])+([.H40]*[.H40]))" office:value-type="float" office:value="656.843282678601" calcext:value-type="float">
            <text:p>656,8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235" calcext:value-type="float">
            <text:p>235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table:formula="of:=SQRT(([.B41]*[.B41])+([.C41]*[.C41])+([.D41]*[.D41]))" office:value-type="float" office:value="279.776696670756" calcext:value-type="float">
            <text:p>279,78</text:p>
          </table:table-cell>
          <table:table-cell office:value-type="float" office:value="480.32" calcext:value-type="float">
            <text:p>480,32</text:p>
          </table:table-cell>
          <table:table-cell office:value-type="float" office:value="8.74" calcext:value-type="float">
            <text:p>8,74</text:p>
          </table:table-cell>
          <table:table-cell office:value-type="float" office:value="145" calcext:value-type="float">
            <text:p>145</text:p>
          </table:table-cell>
          <table:table-cell office:value-type="float" office:value="501.81" calcext:value-type="float">
            <text:p>501,81</text:p>
          </table:table-cell>
          <table:table-cell table:formula="of:=SQRT(([.F41]*[.F41])+([.G41]*[.G41])+([.H41]*[.H41]))" office:value-type="float" office:value="501.805430420995" calcext:value-type="float">
            <text:p>501,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6" number:min-decimal-places="6" number:min-integer-digits="1"/>
    </number:number-style>
    <number:number-style style:name="N108">
      <number:number number:decimal-places="7" number:min-decimal-places="7" number:min-integer-digits="1"/>
    </number:number-style>
    <number:number-style style:name="N107">
      <number:number number:decimal-places="8" number:min-decimal-places="8" number:min-integer-digits="1"/>
    </number:number-style>
    <number:number-style style:name="N106">
      <number:number number:decimal-places="9" number:min-decimal-places="9" number:min-integer-digits="1"/>
    </number:number-style>
    <number:number-style style:name="N105">
      <number:number number:decimal-places="10" number:min-decimal-places="10" number:min-integer-digits="1"/>
    </number:number-style>
    <number:number-style style:name="N104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52:04.239092814</meta:creation-date>
    <dc:date>2025-03-05T00:23:06.593205084</dc:date>
    <meta:editing-duration>PT47M43S</meta:editing-duration>
    <meta:editing-cycles>8</meta:editing-cycles>
    <meta:generator>LibreOffice/7.3.7.2$Linux_X86_64 LibreOffice_project/30$Build-2</meta:generator>
    <meta:document-statistic meta:table-count="1" meta:cell-count="250" meta:object-count="0"/>
  </office:meta>
</office:document-meta>
</file>